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085cm" style:rel-column-width="4182*"/>
    </style:style>
    <style:style style:name="Таблица1.B" style:family="table-column">
      <style:table-column-properties style:column-width="3.757cm" style:rel-column-width="14484*"/>
    </style:style>
    <style:style style:name="Таблица1.C" style:family="table-column">
      <style:table-column-properties style:column-width="6.033cm" style:rel-column-width="23257*"/>
    </style:style>
    <style:style style:name="Таблица1.D" style:family="table-column">
      <style:table-column-properties style:column-width="6.124cm" style:rel-column-width="2361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C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normal" style:font-style-asian="normal" style:font-style-complex="normal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2" office:value-type="string">
            <text:p text:style-name="Table_20_Contents">Состояние</text:p>
          </table:table-cell>
          <table:table-cell table:style-name="Таблица1.A1" table:number-rows-spanned="2" office:value-type="string">
            <text:p text:style-name="Table_20_Contents">Возможные запросы</text:p>
          </table:table-cell>
          <table:table-cell table:style-name="Таблица1.C1" table:number-columns-spanned="2" office:value-type="string">
            <text:p text:style-name="Table_20_Contents">Ответы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Table_20_Contents">клиенту</text:p>
          </table:table-cell>
          <table:table-cell table:style-name="Таблица1.D2" office:value-type="string">
            <text:p text:style-name="Table_20_Contents">остальным в той же комнате</text:p>
          </table:table-cell>
        </table:table-row>
        <table:table-row>
          <table:table-cell table:style-name="Таблица1.C2" office:value-type="string">
            <text:p text:style-name="Table_20_Contents">0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NECTED (посылается клиенту сразу после коннекта)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>1-6</text:p>
          </table:table-cell>
          <table:table-cell table:style-name="Таблица1.C2" office:value-type="string">
            <text:p text:style-name="Table_20_Contents">QUIT</text:p>
          </table:table-cell>
          <table:table-cell table:style-name="Таблица1.C2" office:value-type="string">
            <text:p text:style-name="Table_20_Contents">(отключение)</text:p>
          </table:table-cell>
          <table:table-cell table:style-name="Таблица1.D2" office:value-type="string">
            <text:p text:style-name="Table_20_Contents">LEFT «<text:span text:style-name="T1">nick»</text:span><text:span text:style-name="T2"> (если клиент)</text:span></text:p>
            <text:p text:style-name="Table_20_Contents">BYE (если хостит, затем отключение)</text:p>
          </table:table-cell>
        </table:table-row>
        <table:table-row>
          <table:table-cell table:style-name="Таблица1.C2" table:number-rows-spanned="2" office:value-type="string">
            <text:p text:style-name="Table_20_Contents">1</text:p>
          </table:table-cell>
          <table:table-cell table:style-name="Таблица1.C2" office:value-type="string">
            <text:p text:style-name="Table_20_Contents">NICK <text:span text:style-name="T1">nick</text:span></text:p>
          </table:table-cell>
          <table:table-cell table:style-name="Таблица1.C2" office:value-type="string">
            <text:p text:style-name="Table_20_Contents">NICK «<text:span text:style-name="T1">nick» </text:span><text:span text:style-name="T2">(ник не был выбран)</text:span></text:p>
            <text:p text:style-name="Table_20_Contents"><text:span text:style-name="T2">WARNING «</text:span><text:span text:style-name="T1">Choose another nick» </text:span><text:span text:style-name="T2">(уже есть клиент с таким ником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PROTO <text:span text:style-name="T1">number</text:span></text:p>
          </table:table-cell>
          <table:table-cell table:style-name="Таблица1.C2" office:value-type="string">
            <text:p text:style-name="Table_20_Contents">PROTO <text:span text:style-name="T1">number </text:span><text:span text:style-name="T2">(номер протокола не был указан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table-cell table:style-name="Таблица1.C2" table:number-rows-spanned="5" office:value-type="string">
            <text:p text:style-name="P1">2</text:p>
          </table:table-cell>
          <table:table-cell table:style-name="Таблица1.C2" office:value-type="string">
            <text:p text:style-name="Table_20_Contents">LIST</text:p>
          </table:table-cell>
          <table:table-cell table:style-name="Таблица1.C2" office:value-type="string">
            <text:p text:style-name="Table_20_Contents">ROOMS «<text:span text:style-name="T1">name1» «name2»</text:span>... <text:s/>(список игр с тем же номером протокола)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table-cell table:style-name="Таблица1.C2" office:value-type="string">
            <text:p text:style-name="Table_20_Contents">3</text:p>
          </table:table-cell>
          <table:table-cell table:style-name="Таблица1.C2" office:value-type="string">
            <text:p text:style-name="Table_20_Contents">CHAT_STRING <text:span text:style-name="T1">msg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HAT_STRING <text:span text:style-name="T1">nick</text:span> <text:span text:style-name="T1">msg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FIG_PARAM <text:span text:style-name="T1">paramName paramStr1</text:span>..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ONFIG_PARAM <text:span text:style-name="T1">paramName paramStr1..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ADD_TEAM<text:span text:style-name="T1"> teamName teamColor grave fort difficulty name1 hat1 ...</text:span></text:p>
          </table:table-cell>
          <table:table-cell table:style-name="Таблица1.C2" office:value-type="string">
            <text:p text:style-name="Table_20_Contents">TEAM_ACCEPTED <text:span text:style-name="T1">teamName</text:span></text:p>
            <text:p text:style-name="Table_20_Contents"><text:span text:style-name="T2">WARNING</text:span><text:span text:style-name="T1"> "Too many teams or hedgehogs"</text:span></text:p>
          </table:table-cell>
          <table:table-cell table:style-name="Таблица1.D2" office:value-type="string">
            <text:p text:style-name="Table_20_Contents">ADD_TEAM<text:span text:style-name="T1"> teamName teamColor grave fort difficulty name1 hat1 ...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HH_NUM <text:span text:style-name="T1">teamName hhNum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HH_NUM <text:span text:style-name="T1">teamName hhNum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ext:soft-page-break/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  <text:p text:style-name="Standard">Если послана команда в неверном состоянии, с неправильными параметрами (вместо числа строка, неправильное число параметров, нет команды с необходимым именем для смены числа ежей, попытка сделать число ежей слишком большим, etc) посылается ERROR <text:span text:style-name="T1">«описание ошибки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2$Build-9286
  </meta:generator>
    <meta:creation-date>2008-10-06T17:42:56</meta:creation-date>
    <dc:date>2008-10-09T18:15:51</dc:date>
    <meta:editing-cycles>30</meta:editing-cycles>
    <meta:editing-duration>PT12H46M40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0" meta:object-count="0" meta:page-count="2" meta:paragraph-count="52" meta:word-count="282" meta:character-count="1816"/>
  </office:meta>
</office:document-meta>
</file>